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1d13c7" officeooo:paragraph-rsid="001d13c7"/>
    </style:style>
    <style:style style:name="P2" style:family="paragraph" style:parent-style-name="Text_20_body">
      <style:text-properties officeooo:rsid="0012768f" officeooo:paragraph-rsid="0012768f"/>
    </style:style>
    <style:style style:name="P3" style:family="paragraph" style:parent-style-name="Text_20_body">
      <style:text-properties fo:font-size="12pt" fo:font-weight="normal" officeooo:rsid="0017b903" officeooo:paragraph-rsid="0017b903" style:font-size-asian="12pt" style:font-weight-asian="normal" style:font-size-complex="12pt" style:font-weight-complex="normal"/>
    </style:style>
    <style:style style:name="P4" style:family="paragraph" style:parent-style-name="Text_20_body">
      <style:text-properties fo:font-size="12pt" fo:font-weight="normal" officeooo:rsid="0019cb8f" officeooo:paragraph-rsid="0019cb8f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size="12pt" fo:font-weight="normal" officeooo:rsid="001b4ff6" officeooo:paragraph-rsid="001d13c7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font-size="12pt" fo:font-weight="normal" officeooo:rsid="001d13c7" officeooo:paragraph-rsid="001d13c7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size="12pt" fo:font-style="normal" fo:font-weight="normal" officeooo:rsid="001b4ff6" officeooo:paragraph-rsid="001b4ff6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text-properties officeooo:rsid="0017ceec" officeooo:paragraph-rsid="0017ceec"/>
    </style:style>
    <style:style style:name="P9" style:family="paragraph" style:parent-style-name="Frame_20_contents">
      <style:text-properties officeooo:rsid="0019cb8f" officeooo:paragraph-rsid="0019cb8f"/>
    </style:style>
    <style:style style:name="P10" style:family="paragraph" style:parent-style-name="Text_20_body">
      <style:paragraph-properties fo:margin-left="2.501cm" fo:margin-right="0cm" fo:text-indent="0cm" style:auto-text-indent="false"/>
      <style:text-properties fo:font-size="12pt" fo:font-weight="normal" officeooo:rsid="0019cb8f" officeooo:paragraph-rsid="0019cb8f" style:font-size-asian="12pt" style:font-weight-asian="normal" style:font-size-complex="12pt" style:font-weight-complex="normal"/>
    </style:style>
    <style:style style:name="P11" style:family="paragraph" style:parent-style-name="Text_20_body" style:list-style-name="L1">
      <style:text-properties officeooo:rsid="0012768f" officeooo:paragraph-rsid="0012768f"/>
    </style:style>
    <style:style style:name="P12" style:family="paragraph" style:parent-style-name="Text_20_body" style:list-style-name="L1">
      <style:text-properties officeooo:rsid="00143107" officeooo:paragraph-rsid="00143107"/>
    </style:style>
    <style:style style:name="P13" style:family="paragraph" style:parent-style-name="Text_20_body" style:list-style-name="L1">
      <style:text-properties officeooo:rsid="0015eb97" officeooo:paragraph-rsid="0015eb97"/>
    </style:style>
    <style:style style:name="P14" style:family="paragraph" style:parent-style-name="Text_20_body" style:list-style-name="L2">
      <style:text-properties officeooo:paragraph-rsid="0017ceec"/>
    </style:style>
    <style:style style:name="P15" style:family="paragraph" style:parent-style-name="Text_20_body" style:list-style-name="L2">
      <style:text-properties officeooo:rsid="0017ceec" officeooo:paragraph-rsid="0017ceec"/>
    </style:style>
    <style:style style:name="P16" style:family="paragraph" style:parent-style-name="Text_20_body" style:list-style-name="L3">
      <style:text-properties fo:font-weight="normal" officeooo:rsid="0017ceec" officeooo:paragraph-rsid="0017ceec" style:font-weight-asian="normal" style:font-weight-complex="normal"/>
    </style:style>
    <style:style style:name="P17" style:family="paragraph" style:parent-style-name="Text_20_body" style:list-style-name="L3">
      <style:text-properties fo:font-weight="normal" officeooo:rsid="0019cb8f" officeooo:paragraph-rsid="0019cb8f" style:font-weight-asian="normal" style:font-weight-complex="normal"/>
    </style:style>
    <style:style style:name="P18" style:family="paragraph" style:parent-style-name="Text_20_body" style:list-style-name="L4">
      <style:text-properties fo:font-size="12pt" fo:font-weight="normal" officeooo:rsid="001b4ff6" officeooo:paragraph-rsid="001b4ff6" style:font-size-asian="12pt" style:font-weight-asian="normal" style:font-size-complex="12pt" style:font-weight-complex="normal"/>
    </style:style>
    <style:style style:name="P19" style:family="paragraph" style:parent-style-name="Text_20_body" style:list-style-name="L4">
      <style:text-properties fo:font-size="12pt" fo:font-style="normal" fo:font-weight="normal" officeooo:rsid="001b4ff6" officeooo:paragraph-rsid="001b4ff6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 style:list-style-name="L5">
      <style:text-properties fo:font-size="12pt" fo:font-style="normal" fo:font-weight="normal" officeooo:rsid="001b4ff6" officeooo:paragraph-rsid="001b4ff6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 style:list-style-name="L5">
      <style:text-properties fo:font-size="12pt" fo:font-style="normal" fo:font-weight="normal" officeooo:rsid="001dc9b9" officeooo:paragraph-rsid="001dc9b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Heading_20_1">
      <style:text-properties officeooo:rsid="0012768f" officeooo:paragraph-rsid="0012768f"/>
    </style:style>
    <style:style style:name="P23" style:family="paragraph" style:parent-style-name="Heading_20_1">
      <style:text-properties officeooo:rsid="0017b903" officeooo:paragraph-rsid="0017b903"/>
    </style:style>
    <style:style style:name="P24" style:family="paragraph" style:parent-style-name="Heading_20_1">
      <style:text-properties fo:font-size="18pt" fo:font-style="normal" officeooo:rsid="0017b903" style:font-name-asian="Droid Sans Fallback" style:font-size-asian="18pt" style:font-style-asian="normal" style:font-name-complex="FreeSans" style:font-size-complex="18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eb97" style:font-weight-asian="bold" style:font-weight-complex="bold"/>
    </style:style>
    <style:style style:name="T3" style:family="text">
      <style:text-properties fo:font-weight="bold" officeooo:rsid="00143107" style:font-weight-asian="bold" style:font-weight-complex="bold"/>
    </style:style>
    <style:style style:name="T4" style:family="text">
      <style:text-properties officeooo:rsid="00143107"/>
    </style:style>
    <style:style style:name="T5" style:family="text">
      <style:text-properties officeooo:rsid="0015eb97"/>
    </style:style>
    <style:style style:name="T6" style:family="text">
      <style:text-properties fo:font-variant="normal" fo:text-transform="none" fo:color="#333333" style:font-name="monospace" fo:font-size="9pt" fo:letter-spacing="normal" fo:font-style="normal" fo:font-weight="normal"/>
    </style:style>
    <style:style style:name="T7" style:family="text">
      <style:text-properties fo:font-variant="normal" fo:text-transform="none" fo:color="#333333" style:font-name="monospace" fo:font-size="9pt" fo:letter-spacing="normal" fo:font-style="normal" fo:font-weight="bold"/>
    </style:style>
    <style:style style:name="T8" style:family="text">
      <style:text-properties fo:color="#333333" style:font-name="monospace" fo:font-size="9pt" fo:letter-spacing="normal" fo:font-weight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7b903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7ceec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9cb8f" style:font-size-asian="12pt" style:font-weight-asian="normal" style:font-size-complex="12pt" style:font-weight-complex="normal"/>
    </style:style>
    <style:style style:name="T13" style:family="text">
      <style:text-properties fo:font-size="12pt" fo:font-weight="bold" officeooo:rsid="0017ceec" style:font-size-asian="12pt" style:font-weight-asian="bold" style:font-size-complex="12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fo:font-size="12pt" fo:font-style="normal" style:font-size-asian="12pt" style:font-style-asian="normal" style:font-size-complex="12pt" style:font-style-complex="normal"/>
    </style:style>
    <style:style style:name="T17" style:family="text">
      <style:text-properties fo:font-size="12pt" fo:font-style="normal" officeooo:rsid="0018b4cc" style:font-size-asian="12pt" style:font-style-asian="normal" style:font-size-complex="12pt" style:font-style-complex="normal"/>
    </style:style>
    <style:style style:name="T1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officeooo:rsid="0017cee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d13c7" style:font-style-asian="italic" style:font-style-complex="italic"/>
    </style:style>
    <style:style style:name="T22" style:family="text">
      <style:text-properties fo:font-style="italic" officeooo:rsid="001b4ff6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1d13c7" style:font-style-asian="normal" style:font-style-complex="normal"/>
    </style:style>
    <style:style style:name="T25" style:family="text">
      <style:text-properties fo:font-style="normal" officeooo:rsid="001dc9b9" style:font-style-asian="normal" style:font-style-complex="normal"/>
    </style:style>
    <style:style style:name="T26" style:family="text">
      <style:text-properties fo:color="#ff3333" fo:font-size="12pt" fo:font-style="italic" style:font-size-asian="12pt" style:font-style-asian="italic" style:font-size-complex="12pt" style:font-style-complex="italic"/>
    </style:style>
    <style:style style:name="T27" style:family="text">
      <style:text-properties fo:color="#ff3333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T29" style:family="text">
      <style:text-properties officeooo:rsid="001d13c7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t Raspberry PI – station météo</text:p>
      <text:h text:style-name="P22" text:outline-level="1">Site internet de météo</text:h>
      <text:p text:style-name="P2">Pour commencer, connectez-vous sur le site internet <text:a xlink:type="simple" xlink:href="http://www.wunderground.com/" text:style-name="Internet_20_link" text:visited-style-name="Visited_20_Internet_20_Link">www.wunderground.com</text:a> et découvrez rapidement ce qu'il propose. </text:p>
      <text:p text:style-name="P2">Vos tâches :</text:p>
      <text:list xml:id="list9069325729845457726" text:style-name="L1">
        <text:list-item>
          <text:p text:style-name="P11"><text:span text:style-name="T5">D</text:span>écouvrir et comprendre l'offre du site <text:span text:style-name="T1">wunderground.com</text:span> ;</text:p>
        </text:list-item>
        <text:list-item>
          <text:p text:style-name="P11"><text:span text:style-name="T5">V</text:span>ous rendre tout au fond de la page d'accueil et <text:s/>cliquer sur « <text:span text:style-name="T1">Weather API</text:span> » ;</text:p>
        </text:list-item>
        <text:list-item>
          <text:p text:style-name="P11"><text:span text:style-name="T5">V</text:span>ous inscrire sur le site ;</text:p>
        </text:list-item>
        <text:list-item>
          <text:p text:style-name="P11"><text:span text:style-name="T5">O</text:span>btenir une clé personnelle « <text:span text:style-name="T1">Stratus Plan</text:span> » <text:span text:style-name="T5">de type «</text:span><text:span text:style-name="T2"> Developer </text:span><text:span text:style-name="T5">»</text:span> (gratuite) ;</text:p>
        </text:list-item>
        <text:list-item>
          <text:p text:style-name="P11"><text:span text:style-name="T5">A</text:span>ccéder au TAB « <text:span text:style-name="T1">Documentation </text:span>» e<text:span text:style-name="T4">t comprendre la commande «</text:span><text:span text:style-name="T3"> Forecast </text:span><text:span text:style-name="T4">»</text:span></text:p>
        </text:list-item>
        <text:list-item>
          <text:p text:style-name="P12"><text:span text:style-name="T5">E</text:span>n vous servant de l'example en fond de page, <text:span text:style-name="T5">modifiez</text:span> la commande pour obtenir la prévision météo de Sion</text:p>
        </text:list-item>
        <text:list-item>
          <text:p text:style-name="P13">Testez votre commande dans l<text:span text:style-name="T19">'</text:span>explorer de votre choix et analysez les données obtenues.</text:p>
        </text:list-item>
        <text:list-item>
          <text:p text:style-name="P13">En vous servant de la documentation sur les langages modifiez et testez votre commande pour obtenir des informations en français.<text:line-break/><text:span text:style-name="T6">http://api.wunderground.com/api/</text:span><text:span text:style-name="Emphasis"><text:span text:style-name="T8">d49b0a2fb656398f</text:span></text:span><text:span text:style-name="T6">/forecast/</text:span><text:span text:style-name="T7">lang:FR</text:span><text:span text:style-name="T6">/q/CH/Sion.json</text:span></text:p>
        </text:list-item>
      </text:list>
      <text:h text:style-name="P23" text:outline-level="1">Premier programme python </text:h>
      <text:p text:style-name="P8"><text:span text:style-name="T10">V</text:span><text:span text:style-name="T9">ous allez faire exécuter la commande que vous exécuté depuis votre explorer depuis un programme Python.</text:span></text:p>
      <text:list xml:id="list152802877353497697" text:style-name="L2">
        <text:list-item>
          <text:p text:style-name="P15">Lancez l'IDLE Python par : &lt;Menu&gt;&lt;Programmation&gt;&lt; Python 2 (IDLE)</text:p>
        </text:list-item>
        <text:list-item>
          <text:p text:style-name="P14"><text:span text:style-name="T11">Par le menu &lt;File&gt; ouvrez le programme Python « </text:span><text:span text:style-name="T13">1e_etape_station_meteo.py </text:span><text:span text:style-name="T11">» qui se trouve dans le répertoire « </text:span><text:span text:style-name="T13">/home/pi/Documents/.../station_meteo/programme/</text:span><text:span text:style-name="T11"> »  <text:line-break/>Complétez les lignes de commentaire </text:span><text:span text:style-name="T13">Programme</text:span><text:span text:style-name="T11">, </text:span><text:span text:style-name="T13">Auteur</text:span><text:span text:style-name="T11">, </text:span><text:span text:style-name="T13">Version</text:span><text:span text:style-name="T11"> et </text:span><text:soft-page-break/><text:span text:style-name="T13">Date</text:span></text:p>
        </text:list-item>
      </text:list>
      <text:list xml:id="list8679478544099053777" text:style-name="L3">
        <text:list-item>
          <text:p text:style-name="P16"><text:span text:style-name="T14">Introduisez la commande que vous avez utilisé à l'étape précédente dans la ligne <text:line-break/></text:span><text:span text:style-name="T18">« r = requests.get("</text:span><text:span text:style-name="T27">i</text:span><text:span text:style-name="T26">ntroduisez ici la commande que vous avez testé à l'étape précédente</text:span><text:span text:style-name="T18">") »</text:span></text:p>
        </text:list-item>
        <text:list-item>
          <text:p text:style-name="P16"><text:span text:style-name="T16">Lancez le </text:span><text:span text:style-name="T28">programme</text:span><text:span text:style-name="T16"> en pressant sur &lt;F5&gt;, </text:span><text:span text:style-name="T17">enregistrez les modifications </text:span><text:span text:style-name="T16">et validez le résultat affiché.</text:span></text:p>
        </text:list-item>
        <text:list-item>
          <text:p text:style-name="P17"><text:span text:style-name="T16">Dans la ligne de code <text:line-break/> </text:span><text:span text:style-name="T15">print "Prevision meteo pour Sion le " + day['date']['weekday_short'] + " " + str(day['date']['day']) + " " + day['date']['monthname_short'] + " " + str(day['date']['year']) </text:span><text:span text:style-name="T16"><text:line-break/>expliquez le rôle des signes + ainsi celui que la fonction str()</text:span></text:p>
        </text:list-item>
      </text:list>
      <text:h text:style-name="P24" text:outline-level="1">Amélioration du programme</text:h>
      <text:p text:style-name="P8"><text:span text:style-name="T9"><text:s/></text:span><text:span text:style-name="T12">En prochaine étape, nous voulons faire afficher une prévision brève sur l'affichage de 2 lignes et 16 caractère sous la forme :</text:span></text:p>
      <text:p text:style-name="P10"><draw:frame draw:style-name="fr1" draw:name="Frame1" text:anchor-type="paragraph" svg:x="6.516cm" svg:y="0.201cm" svg:width="4.233cm" draw:z-index="0"><draw:text-box fo:min-height="1.296cm"><text:p text:style-name="P9">vend 18 -&gt; 16-31</text:p><text:p text:style-name="P9">Risque d'orage</text:p></draw:text-box></draw:frame></text:p>
      <text:p text:style-name="P3"/>
      <text:p text:style-name="P4"/>
      <text:p text:style-name="P4">avec la signification : <text:line-break/>vendredi 18 température min = 16 °C et max 31°C, risque d'orage</text:p>
      <text:p text:style-name="P4">Pour cela ouvrez le programme et comparez le nouveau code avec celui de l'étape précédente. </text:p>
      <text:p text:style-name="P5">Remarquez dans la section importations, <text:span text:style-name="T29">la nouvelle ligne </text:span><text:span text:style-name="T21">import time </text:span><text:span text:style-name="T24">ainsi que </text:span>la nouvelle ligne <text:span text:style-name="T20">import Adafruit_CharLCD as LCD. </text:span></text:p>
      <text:p text:style-name="P6">La librairie <text:span text:style-name="T20">time</text:span><text:span text:style-name="T23"> offre </text:span><text:span text:style-name="T25">entre autre </text:span><text:span text:style-name="T23">la fonction </text:span><text:span text:style-name="T20">time.sleep(secondes)</text:span><text:span text:style-name="T23"> qui permet de faire faire une pause de x secondes au programme</text:span><text:span text:style-name="T22">. </text:span><text:span text:style-name="T23">La librairie Adafruit offre les fonction utiles à gérer le display 16x2 et a y afficher des messages. </text:span></text:p>
      <text:p text:style-name="P7">La ligne suivante assigne ce driver à la variable <text:span text:style-name="T1">lcdDisplay</text:span> que vous allez utiliser pour accéder au display. </text:p>
      <text:p text:style-name="P7">Les commandes sont :</text:p>
      <text:list xml:id="list1212241787621608624" text:style-name="L4">
        <text:list-item>
          <text:p text:style-name="P18"><text:span text:style-name="T20">lcdDisplay.clear()</text:span><text:span text:style-name="T23"> pour effacer le display</text:span></text:p>
        </text:list-item>
        <text:list-item>
          <text:p text:style-name="P18"><text:span text:style-name="T23">l</text:span><text:span text:style-name="T20">cdDisplay.message(« message à afficher ») </text:span><text:span text:style-name="T23">pour afficher un message</text:span></text:p>
        </text:list-item>
        <text:list-item>
          <text:p text:style-name="P19">pour afficher un message sur plusieurs lignes, il faut ajouter le strin<text:span text:style-name="T29">g</text:span> <text:soft-page-break/><text:span text:style-name="T29">''</text:span>\n<text:span text:style-name="T29">''</text:span> à la fin de la première ligne.</text:p>
        </text:list-item>
      </text:list>
      <text:p text:style-name="P7">Votre tâche :</text:p>
      <text:list xml:id="list7079168104017176152" text:style-name="L5">
        <text:list-item>
          <text:p text:style-name="P20">Composer le message de prévision sur deux lignes et l'afficher sur le display 16x2.</text:p>
        </text:list-item>
        <text:list-item>
          <text:p text:style-name="P21">Introduire une pause de 3 secondes en l'affichage de 2 jours successifs pour permettre la lecture de l'affich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d13c7" officeooo:paragraph-rsid="001d13c7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tation météo Raspberry PI</text:span>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7:45:11.131602163</meta:creation-date>
    <dc:date>2017-08-17T22:19:37.465059666</dc:date>
    <meta:editing-duration>PT29M5S</meta:editing-duration>
    <meta:editing-cycles>5</meta:editing-cycles>
    <meta:generator>LibreOffice/4.3.3.2$Linux_ARM_EABI LibreOffice_project/430m0$Build-2</meta:generator>
    <meta:document-statistic meta:table-count="0" meta:image-count="0" meta:object-count="0" meta:page-count="3" meta:paragraph-count="36" meta:word-count="517" meta:character-count="3203" meta:non-whitespace-character-count="2726"/>
  </office:meta>
</office:document-meta>
</file>